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6fadd" officeooo:paragraph-rsid="0006fadd"/>
    </style:style>
    <style:style style:name="P2" style:family="paragraph" style:parent-style-name="Standard">
      <style:text-properties officeooo:rsid="0006fadd" officeooo:paragraph-rsid="0006fadd"/>
    </style:style>
    <style:style style:name="T1" style:family="text">
      <style:text-properties officeooo:rsid="0007eb94"/>
    </style:style>
    <style:style style:name="T2" style:family="text">
      <style:text-properties officeooo:rsid="0008632b"/>
    </style:style>
    <style:style style:name="T3" style:family="text">
      <style:text-properties officeooo:rsid="000a4faf"/>
    </style:style>
    <style:style style:name="T4" style:family="text">
      <style:text-properties officeooo:rsid="000a9d3d"/>
    </style:style>
    <style:style style:name="T5" style:family="text">
      <style:text-properties officeooo:rsid="000b36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ning for Group I:</text:p>
      <text:p text:style-name="P1"/>
      <text:p text:style-name="P1">Maze Program Version: <text:span text:style-name="T1">2.0</text:span></text:p>
      <text:p text:style-name="P1"/>
      <text:p text:style-name="P1">Our <text:span text:style-name="T3">planning and </text:span>meeting <text:span text:style-name="T1">for version two of this project </text:span>was focused around <text:span text:style-name="T1">functionally decomposing data transfer techniques so that panel data can be shifted from the tiles, to the game board and back again. We have considered investigating DataFlavors along with Drag and Drop handlers, to allow for robust information transfer between JComponents in a DragnDrop set up. We have also considered using event handlers such as Mouse Click events, specifically from the Mouse Adapter interface. The complexity of Drag and Drop is the main deterrent in terms of accomplishing this feature. It is estimated that we would need around three extra classes, just to transfer data properly, and set up Drag/drop target handlers. The Mouse events method would only require at most, two extra classes, as JComponents can easily be shifted without specifying removal, thanks to GridBagLayout. In the final consensus, we decided to go with the Mouse Event data transfer method. </text:span></text:p>
      <text:p text:style-name="P1"/>
      <text:p text:style-name="P1">Tiles: <text:span text:style-name="T2">Now is the time to get these objects primed for different types of data transfer, and get them to the basic stages of interactivity.</text:span> <text:span text:style-name="T2">We have solidified the type of JComponent that these objects will be, JLables that are hosted by JPanels, and will likely not step away from this.</text:span> <text:span text:style-name="T4">This is because these labels can easily be housed and manipulated within parent containers such a JPanels, without messing with the original constraints of the game board. <text:s/>In addition, the paintComponent and other graphic methods associated with Jlabels makes them prime candidates for future image upload and rotation, which is something that will need to be dealt with soon. </text:span></text:p>
      <text:p text:style-name="P1"/>
      <text:p text:style-name="P1">Game: <text:s/>After researching GridBagLayout, we decided that this <text:span text:style-name="T2">is the best layout manager to use for our game board setup. This will not be touched in terms of this iteration. Our understanding of how containers are manipulated by Layout Managers such as Border Layout and GridBagLayout was greatly increased through experimentation in this section. It is very likely, that at some point, components of the game board will need to be retrieved and manipulated in different classes, and as a result, getters have be established in the GameWindow class.</text:span></text:p>
      <text:p text:style-name="P1"/>
      <text:p text:style-name="P1">Buttons: These <text:span text:style-name="T5">will maintain the same functionality, but will be modified later in the GameWindow class, as they will support actions such as resetting the tiles and starting a new game</text:span>. The code for these has been for the most part, <text:span text:style-name="T5">untouched during this iteration</text:span>. They have been rendered and orientated correctly, <text:span text:style-name="T5">and now need to be given a purpose.</text:span></text:p>
      <text:p text:style-name="P1"/>
      <text:p text:style-name="P1">Sidebars: <text:span text:style-name="T5">These have been subject to constant change. How they are colored, oriented, and what they should hold, has been a highly debated topic. We have settled on making these sidebars into translucent <text:s/>placeholders that serve as place to store Jlabel puzzle pieces when not in use on the game boar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8T19:23:51.512963868</meta:creation-date>
    <dc:date>2020-03-09T18:24:19.628834594</dc:date>
    <meta:editing-duration>PT25M44S</meta:editing-duration>
    <meta:editing-cycles>3</meta:editing-cycles>
    <meta:generator>LibreOffice/5.2.7.2$Linux_X86_64 LibreOffice_project/20m0$Build-2</meta:generator>
    <meta:document-statistic meta:table-count="0" meta:image-count="0" meta:object-count="0" meta:page-count="1" meta:paragraph-count="7" meta:word-count="472" meta:character-count="2881" meta:non-whitespace-character-count="2410"/>
  </office:meta>
</office:document-meta>
</file>